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dd0" officeooo:paragraph-rsid="000b5dd0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b5dd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b5dd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5dd0" officeooo:paragraph-rsid="000b5dd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5dd0" officeooo:paragraph-rsid="001413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c98c" officeooo:paragraph-rsid="000fc9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9158" officeooo:paragraph-rsid="0012915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13fb" officeooo:paragraph-rsid="000d742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13fb" officeooo:paragraph-rsid="001413f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13fb" officeooo:paragraph-rsid="000d742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c98c" officeooo:paragraph-rsid="000fc98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fc98c" officeooo:paragraph-rsid="000fc98c"/>
    </style:style>
    <style:style style:name="P13" style:family="paragraph" style:parent-style-name="Standard">
      <style:paragraph-properties fo:text-align="start" style:justify-single-word="false"/>
      <style:text-properties officeooo:rsid="000fc98c" officeooo:paragraph-rsid="00139bf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228in"/>
        </style:tab-stops>
      </style:paragraph-properties>
      <style:text-properties officeooo:rsid="000fc98c" officeooo:paragraph-rsid="000fc98c"/>
    </style:style>
    <style:style style:name="P15" style:family="paragraph" style:parent-style-name="Standard">
      <style:paragraph-properties fo:text-align="start" style:justify-single-word="false"/>
      <style:text-properties officeooo:rsid="00121ab7" officeooo:paragraph-rsid="00121ab7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21ab7" officeooo:paragraph-rsid="00121ab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413fb" officeooo:paragraph-rsid="001413f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29158" officeooo:paragraph-rsid="001291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413fb" officeooo:paragraph-rsid="001413f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officeooo:rsid="00139bfc" officeooo:paragraph-rsid="00139bfc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1pt" officeooo:rsid="00139bfc" officeooo:paragraph-rsid="00139bfc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Courier 10 Pitch" officeooo:rsid="00121ab7" officeooo:paragraph-rsid="00121ab7"/>
    </style:style>
    <style:style style:name="P23" style:family="paragraph" style:parent-style-name="Standard">
      <style:paragraph-properties fo:text-align="start" style:justify-single-word="false"/>
      <style:text-properties style:font-name="Courier 10 Pitch" style:text-underline-style="solid" style:text-underline-width="auto" style:text-underline-color="font-color" officeooo:rsid="0015ff06" officeooo:paragraph-rsid="0015ff06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12915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13fb" officeooo:paragraph-rsid="001413f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39bfc" officeooo:paragraph-rsid="00139bfc"/>
    </style:style>
    <style:style style:name="P27" style:family="paragraph" style:parent-style-name="Standard">
      <style:paragraph-properties fo:text-align="start" style:justify-single-word="false"/>
      <style:text-properties officeooo:rsid="00139bfc" officeooo:paragraph-rsid="00139bfc"/>
    </style:style>
    <style:style style:name="P28" style:family="paragraph" style:parent-style-name="Standard">
      <style:paragraph-properties fo:text-align="start" style:justify-single-word="false"/>
      <style:text-properties fo:font-size="11pt" officeooo:rsid="000fc98c" officeooo:paragraph-rsid="000fc98c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officeooo:rsid="001413fb" officeooo:paragraph-rsid="001413fb"/>
    </style:style>
    <style:style style:name="P3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b5dd0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13fb" officeooo:paragraph-rsid="001413fb" style:font-size-asian="10.5pt" style:font-weight-asian="normal" style:font-size-complex="12pt" style:font-weight-complex="normal"/>
    </style:style>
    <style:style style:name="T1" style:family="text">
      <style:text-properties officeooo:rsid="000bfc8e"/>
    </style:style>
    <style:style style:name="T2" style:family="text">
      <style:text-properties officeooo:rsid="00139bfc"/>
    </style:style>
    <style:style style:name="T3" style:family="text">
      <style:text-properties officeooo:rsid="001413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akel María Brynjólfsdóttir<text:tab/><text:tab/><text:tab/><text:tab/><text:tab/><text:tab/><text:tab/><text:tab/>rmb3@hi.is</text:p>
      <text:p text:style-name="P1">Dæmahópur 9<text:tab/><text:tab/><text:tab/><text:tab/><text:tab/><text:tab/><text:tab/><text:tab/><text:tab/><text:tab/>skil: 04.08.15</text:p>
      <text:p text:style-name="P1">Dæmatímakennari: Kristófer Montazeri</text:p>
      <text:p text:style-name="P1"/>
      <text:p text:style-name="P3">Tölvunarfræði 1</text:p>
      <text:p text:style-name="P3">Heimadæmi 1</text:p>
      <text:p text:style-name="P2"><text:s text:c="137"/></text:p>
      <text:p text:style-name="P2"/>
      <text:p text:style-name="P9">Dæmi 1</text:p>
      <text:p text:style-name="P9"/>
      <text:p text:style-name="P5"><text:s/><text:span text:style-name="T1">ca-202 <text:s/>fe-254 <text:s/>ba-186 <text:s/>be-190 </text:span></text:p>
      <text:p text:style-name="P4"/>
      <text:p text:style-name="P10">Dæmi 2</text:p>
      <text:p text:style-name="P8"/>
      <text:p text:style-name="P18">public class <text:span text:style-name="T2">p</text:span>rintThree { </text:p>
      <text:p text:style-name="P18"/>
      <text:p text:style-name="P18"><text:s text:c="4"/>public static void main(String[] args) { </text:p>
      <text:p text:style-name="P18"/>
      <text:p text:style-name="P18"><text:s text:c="4"/><text:tab/> <text:s text:c="2"/>System.out.println("Three names: "); </text:p>
      <text:p text:style-name="P18"><text:s text:c="8"/>System.out.println("1. " + args[0]); </text:p>
      <text:p text:style-name="P18"><text:s text:c="8"/>System.out.println("2. " + args[1]); </text:p>
      <text:p text:style-name="P18"><text:s text:c="8"/>System.out.println("3. " + args[2]); <text:s text:c="2"/></text:p>
      <text:p text:style-name="P18"><text:s text:c="4"/>} </text:p>
      <text:p text:style-name="P18">}</text:p>
      <text:p text:style-name="P18"/>
      <text:p text:style-name="P24">Dæmi um keyrslu:</text:p>
      <text:p text:style-name="P18"/>
      <text:p text:style-name="P18">Three names: </text:p>
      <text:p text:style-name="P18">1. Rakel </text:p>
      <text:p text:style-name="P18">2. Davíð </text:p>
      <text:p text:style-name="P18">3. Siggi </text:p>
      <text:p text:style-name="P7"/>
      <text:p text:style-name="P11"><text:span text:style-name="T3">Dæmi </text:span>3</text:p>
      <text:p text:style-name="P6"/>
      <text:p text:style-name="P19">public class NameFrame { </text:p>
      <text:p text:style-name="P19"/>
      <text:p text:style-name="P19"><text:tab/>public static void main (String[] args) { </text:p>
      <text:p text:style-name="P19"/>
      <text:p text:style-name="P19"><text:tab/><text:tab/>System.out.println(" <text:s text:c="3"/>*~~~~~~~~~~~~~~~~~~~~~~~~~~~* <text:s text:c="3"/>"); </text:p>
      <text:p text:style-name="P19"><text:tab/><text:tab/>System.out.println(" <text:s text:c="2"/>*~~~~~~~~~~~~~~~~~~~~~~~~~~~~~* <text:s text:c="2"/>"); </text:p>
      <text:p text:style-name="P19"><text:tab/><text:tab/>System.out.println("** <text:s text:c="32"/>**"); </text:p>
      <text:p text:style-name="P19"><text:tab/><text:tab/>System.out.println("** <text:s text:c="2"/>Rakel María Brynjólfsdóttir <text:s text:c="2"/>**"); </text:p>
      <text:p text:style-name="P19"><text:tab/><text:tab/>System.out.println("** <text:s text:c="32"/>**"); </text:p>
      <text:p text:style-name="P19"><text:tab/><text:tab/>System.out.println(" <text:s text:c="2"/>*~~~~~~~~~~~~~~~~~~~~~~~~~~~~~* <text:s text:c="2"/>"); </text:p>
      <text:p text:style-name="P19"><text:tab/><text:tab/>System.out.println(" <text:s text:c="3"/>*~~~~~~~~~~~~~~~~~~~~~~~~~~~* <text:s text:c="3"/>"); </text:p>
      <text:p text:style-name="P19"><text:tab/>}<text:tab/> <text:s text:c="5"/></text:p>
      <text:p text:style-name="P19">}</text:p>
      <text:p text:style-name="P19"/>
      <text:p text:style-name="P25"/>
      <text:p text:style-name="P25"/>
      <text:p text:style-name="P25"/>
      <text:p text:style-name="P25"/>
      <text:p text:style-name="P25"><text:soft-page-break/></text:p>
      <text:p text:style-name="P25">Dæmi um keyrslu:</text:p>
      <text:p text:style-name="P19"/>
      <text:p text:style-name="P19"><text:s text:c="4"/>*~~~~~~~~~~~~~~~~~~~~~~~~~~~* <text:s text:c="3"/></text:p>
      <text:p text:style-name="P19"><text:s text:c="3"/>*~~~~~~~~~~~~~~~~~~~~~~~~~~~~~* <text:s text:c="2"/></text:p>
      <text:p text:style-name="P19">** <text:s text:c="32"/>** </text:p>
      <text:p text:style-name="P19">** <text:s text:c="2"/>Rakel María Brynjólfsdóttir <text:s text:c="2"/>** </text:p>
      <text:p text:style-name="P19">** <text:s text:c="32"/>** </text:p>
      <text:p text:style-name="P19"><text:s text:c="3"/>*~~~~~~~~~~~~~~~~~~~~~~~~~~~~~* <text:s text:c="2"/></text:p>
      <text:p text:style-name="P19"><text:s text:c="4"/>*~~~~~~~~~~~~~~~~~~~~~~~~~~~* <text:s/></text:p>
      <text:p text:style-name="P19"/>
      <text:p text:style-name="P12"/>
      <text:p text:style-name="P17">Dæmi 4</text:p>
      <text:p text:style-name="P29"/>
      <text:p text:style-name="P21">public class backSlash { </text:p>
      <text:p text:style-name="P21"/>
      <text:p text:style-name="P21"><text:tab/>public static void main (String[] args) { </text:p>
      <text:p text:style-name="P21"/>
      <text:p text:style-name="P21"><text:tab/><text:tab/>System.out.println("This \" is a (quote) and this \\ is a (backslash)"); </text:p>
      <text:p text:style-name="P21"><text:tab/>}<text:tab/> <text:s text:c="4"/></text:p>
      <text:p text:style-name="P21">}</text:p>
      <text:p text:style-name="P28"/>
      <text:p text:style-name="P27">Dæmi um keyrslu: </text:p>
      <text:p text:style-name="P27"/>
      <text:p text:style-name="P20">This " is a (quote) and this \ is a (backslash)</text:p>
      <text:p text:style-name="P13"/>
      <text:p text:style-name="P17">Dæmi 5</text:p>
      <text:p text:style-name="P22"/>
      <text:p text:style-name="P20">public class Huh { </text:p>
      <text:p text:style-name="P20"/>
      <text:p text:style-name="P20"><text:tab/>public static void main(String[] args) { </text:p>
      <text:p text:style-name="P20"><text:tab/><text:tab/> </text:p>
      <text:p text:style-name="P20"><text:tab/>System.out.println("Hi there"); </text:p>
      <text:p text:style-name="P20"><text:tab/> </text:p>
      <text:p text:style-name="P20"><text:tab/>} </text:p>
      <text:p text:style-name="P20">}</text:p>
      <text:p text:style-name="P22"/>
      <text:p text:style-name="P26">Dæmi um keyrslu: </text:p>
      <text:p text:style-name="P20"/>
      <text:p text:style-name="P20">Hi there</text:p>
      <text:p text:style-name="P20"/>
      <text:p text:style-name="P23"><text:s text:c="79"/></text:p>
      <text:p text:style-name="P15"/>
      <text:p text:style-name="P16"/>
      <text:p text:style-name="P12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7929in" fo:margin-left="0.3126in" fo:margin-right="0.2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8-31T08:52:04.194845516</meta:creation-date>
    <dc:date>2015-09-03T20:55:02.906274243</dc:date>
    <dc:creator>Rakel </dc:creator>
    <meta:editing-duration>PT25M19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2" meta:paragraph-count="61" meta:word-count="174" meta:character-count="1875" meta:non-whitespace-character-count="1224"/>
  </office:meta>
</office:document-meta>
</file>